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2486in" table:align="left"/>
    </style:style>
    <style:style style:name="Table1.A" style:family="table-column">
      <style:table-column-properties style:column-width="2.9403in"/>
    </style:style>
    <style:style style:name="Table1.B" style:family="table-column">
      <style:table-column-properties style:column-width="2.308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officeooo:paragraph-rsid="001d671d"/>
    </style:style>
    <style:style style:name="P2" style:family="paragraph" style:parent-style-name="Horizontal_20_Line">
      <style:text-properties officeooo:paragraph-rsid="001d671d"/>
    </style:style>
    <style:style style:name="P3" style:family="paragraph" style:parent-style-name="Heading_20_2">
      <style:text-properties officeooo:paragraph-rsid="001d671d"/>
    </style:style>
    <style:style style:name="P4" style:family="paragraph" style:parent-style-name="Text_20_body" style:list-style-name="L1">
      <style:text-properties officeooo:paragraph-rsid="001d671d"/>
    </style:style>
    <style:style style:name="P5" style:family="paragraph" style:parent-style-name="Preformatted_20_Text">
      <style:paragraph-properties fo:margin-top="0in" fo:margin-bottom="0.1965in" style:contextual-spacing="false"/>
      <style:text-properties officeooo:paragraph-rsid="001d671d"/>
    </style:style>
    <style:style style:name="P6" style:family="paragraph" style:parent-style-name="Text_20_body" style:list-style-name="L2">
      <style:text-properties officeooo:paragraph-rsid="001d671d"/>
    </style:style>
    <style:style style:name="P7" style:family="paragraph" style:parent-style-name="Text_20_body" style:list-style-name="L3">
      <style:text-properties officeooo:paragraph-rsid="001d671d"/>
    </style:style>
    <style:style style:name="P8" style:family="paragraph" style:parent-style-name="Text_20_body" style:list-style-name="L4">
      <style:text-properties officeooo:paragraph-rsid="001d671d"/>
    </style:style>
    <style:style style:name="P9" style:family="paragraph" style:parent-style-name="Table_20_Heading">
      <style:text-properties officeooo:paragraph-rsid="001d671d"/>
    </style:style>
    <style:style style:name="P10" style:family="paragraph" style:parent-style-name="Table_20_Contents">
      <style:text-properties officeooo:paragraph-rsid="001d671d"/>
    </style:style>
    <style:style style:name="P11" style:family="paragraph" style:parent-style-name="Heading_20_3">
      <style:text-properties officeooo:paragraph-rsid="001d671d"/>
    </style:style>
    <style:style style:name="P12" style:family="paragraph" style:parent-style-name="Quotations">
      <style:text-properties officeooo:paragraph-rsid="001d671d"/>
    </style:style>
    <style:style style:name="P13" style:family="paragraph" style:parent-style-name="Standard">
      <style:text-properties officeooo:paragraph-rsid="001d671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ถ้าคุณ <text:span text:style-name="Strong_20_Emphasis">ไม่ใช้ Nebular</text:span> แล้วอยากได้ <text:span text:style-name="Strong_20_Emphasis">UI Framework/Component Library</text:span> สำหรับ <text:span text:style-name="Strong_20_Emphasis">Angular Dashboard</text:span> ที่ “นิยมใช้มากที่สุด” ในสาย Production, Enterprise, หรือ Community ทั่วไป — นี่คือ <text:span text:style-name="Strong_20_Emphasis">ตัวท็อปที่นิยมแทนกันได้</text:span>:</text:p>
      <text:p text:style-name="P2"/>
      <text:h text:style-name="P3" text:outline-level="2">✅ 1. <text:span text:style-name="Strong_20_Emphasis">Angular Material</text:span> (โดยทีม Angular เอง)</text:h>
      <text:p text:style-name="P1"><text:span text:style-name="Strong_20_Emphasis">🔥 นิยมมากที่สุดในโลก Angular (Enterprise และ OSS ใช้กันเยอะ)</text:span></text:p>
      <text:list text:style-name="L1">
        <text:list-item>
          <text:p text:style-name="P4">พัฒนาโดย Google</text:p>
        </text:list-item>
        <text:list-item>
          <text:p text:style-name="P4">มีทุก component ที่จำเป็น (table, tabs, sidenav, toolbar, etc.)</text:p>
        </text:list-item>
        <text:list-item>
          <text:p text:style-name="P4">รองรับ Angular 17-20 อย่างดี</text:p>
        </text:list-item>
        <text:list-item>
          <text:p text:style-name="P4">เข้ากันกับ Angular CDK</text:p>
        </text:list-item>
        <text:list-item>
          <text:p text:style-name="P4">ธีมปรับแต่งง่าย</text:p>
        </text:list-item>
      </text:list>
      <text:p text:style-name="P1">🔗 <text:a xlink:type="simple" xlink:href="https://material.angular.io/" text:style-name="Internet_20_link" text:visited-style-name="Visited_20_Internet_20_Link">https://material.angular.io</text:a></text:p>
      <text:p text:style-name="P1"><text:span text:style-name="Strong_20_Emphasis">ติดตั้ง:</text:span></text:p>
      <text:p text:style-name="P5"><text:span text:style-name="Source_20_Text">ng add @angular/material</text:span></text:p>
      <text:p text:style-name="P2"/>
      <text:h text:style-name="P3" text:outline-level="2">✅ 2. <text:span text:style-name="Strong_20_Emphasis">PrimeNG</text:span></text:h>
      <text:p text:style-name="P1"><text:span text:style-name="Strong_20_Emphasis">🌍 โด่งดังจาก PrimeFaces (Java)</text:span><text:line-break/><text:span text:style-name="Strong_20_Emphasis">👍 สวยกว่า Angular Material หลายคนบอก ใช้งานง่ายกว่า</text:span></text:p>
      <text:list text:style-name="L2">
        <text:list-item>
          <text:p text:style-name="P6">UI component ครบมาก: Table, Chart, Dropdown, Dialog, FileUpload ฯลฯ</text:p>
        </text:list-item>
        <text:list-item>
          <text:p text:style-name="P6">ธีมเยอะมาก (ฟรี + premium)</text:p>
        </text:list-item>
        <text:list-item>
          <text:p text:style-name="P6">ใช้ในโปรเจกต์ enterprise เยอะมาก (โดยเฉพาะในไทย)</text:p>
        </text:list-item>
      </text:list>
      <text:p text:style-name="P1">🔗 <text:a xlink:type="simple" xlink:href="https://www.primefaces.org/primeng" text:style-name="Internet_20_link" text:visited-style-name="Visited_20_Internet_20_Link">https://www.primefaces.org/primeng</text:a></text:p>
      <text:p text:style-name="P1"><text:span text:style-name="Strong_20_Emphasis">ติดตั้ง:</text:span></text:p>
      <text:p text:style-name="P5"><text:span text:style-name="Source_20_Text">npm install primeng primeicons</text:span></text:p>
      <text:p text:style-name="P2"/>
      <text:h text:style-name="P3" text:outline-level="2">✅ 3. <text:span text:style-name="Strong_20_Emphasis">NG-ZORRO</text:span></text:h>
      <text:p text:style-name="P1"><text:span text:style-name="Strong_20_Emphasis">🇨🇳 สร้างโดย Alibaba, UI สไตล์ Ant Design (สวยหรู)</text:span></text:p>
      <text:list text:style-name="L3">
        <text:list-item>
          <text:p text:style-name="P7">เหมาะกับงานที่ต้องการดีไซน์แบบ <text:span text:style-name="Strong_20_Emphasis">Ant Design</text:span> (เช่น Web Admin, Data Table หนักๆ)</text:p>
        </text:list-item>
        <text:list-item>
          <text:p text:style-name="P7">UI เนี้ยบ มี chart support</text:p>
        </text:list-item>
        <text:list-item>
          <text:p text:style-name="P7"><text:soft-page-break/>รองรับ Angular สูงสุดล่าสุด</text:p>
        </text:list-item>
      </text:list>
      <text:p text:style-name="P1">🔗 <text:a xlink:type="simple" xlink:href="https://ng.ant.design/" text:style-name="Internet_20_link" text:visited-style-name="Visited_20_Internet_20_Link">https://ng.ant.design</text:a></text:p>
      <text:p text:style-name="P1"><text:span text:style-name="Strong_20_Emphasis">ติดตั้ง:</text:span></text:p>
      <text:p text:style-name="P5"><text:span text:style-name="Source_20_Text">ng add ng-zorro-antd</text:span></text:p>
      <text:p text:style-name="P2"/>
      <text:h text:style-name="P3" text:outline-level="2">✅ 4. <text:span text:style-name="Strong_20_Emphasis">Shadcn Angular (ใหม่ &amp; เบา)</text:span></text:h>
      <text:p text:style-name="P1"><text:span text:style-name="Strong_20_Emphasis">🧩 สไตล์ Tailwind-based UI ที่กำลังมาแรง</text:span></text:p>
      <text:list text:style-name="L4">
        <text:list-item>
          <text:p text:style-name="P8">ยังใหม่ใน Angular (แต่เริ่มมีคนพอร์ตจาก React มาบ้าง)</text:p>
        </text:list-item>
        <text:list-item>
          <text:p text:style-name="P8">สวย สะอาด และเบา</text:p>
        </text:list-item>
        <text:list-item>
          <text:p text:style-name="P8">ต้องรู้ Tailwind CSS</text:p>
        </text:list-item>
      </text:list>
      <text:p text:style-name="P1">📌 ตอนนี้ยังไม่เป็น "top" แต่ถ้าใช้ Tailwind อยู่แล้วน่าสนใจมาก</text:p>
      <text:p text:style-name="P2"/>
      <text:h text:style-name="P3" text:outline-level="2">🎯 แนะนำตามการใช้งาน: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9">ความต้องการ</text:p>
            </table:table-cell>
            <table:table-cell table:style-name="Table1.A1" office:value-type="string">
              <text:p text:style-name="P9">แนะนำ</text:p>
            </table:table-cell>
          </table:table-row>
        </table:table-header-rows>
        <table:table-row>
          <table:table-cell table:style-name="Table1.A1" office:value-type="string">
            <text:p text:style-name="P10">ใช้งานจริงในบริษัท / ธีมมาตรฐาน</text:p>
          </table:table-cell>
          <table:table-cell table:style-name="Table1.A1" office:value-type="string">
            <text:p text:style-name="P10">✅ Angular Material</text:p>
          </table:table-cell>
        </table:table-row>
        <table:table-row>
          <table:table-cell table:style-name="Table1.A1" office:value-type="string">
            <text:p text:style-name="P10">ต้องการ UI สวยครบในตัว</text:p>
          </table:table-cell>
          <table:table-cell table:style-name="Table1.A1" office:value-type="string">
            <text:p text:style-name="P10">✅ PrimeNG</text:p>
          </table:table-cell>
        </table:table-row>
        <table:table-row>
          <table:table-cell table:style-name="Table1.A1" office:value-type="string">
            <text:p text:style-name="P10">ชอบดีไซน์แบบ Ant Design / Enterprise feel</text:p>
          </table:table-cell>
          <table:table-cell table:style-name="Table1.A1" office:value-type="string">
            <text:p text:style-name="P10">✅ NG-ZORRO</text:p>
          </table:table-cell>
        </table:table-row>
        <table:table-row>
          <table:table-cell table:style-name="Table1.A1" office:value-type="string">
            <text:p text:style-name="P10">อยากใช้ Tailwind + มีความยืดหยุ่นสูง</text:p>
          </table:table-cell>
          <table:table-cell table:style-name="Table1.A1" office:value-type="string">
            <text:p text:style-name="P10">✅ สร้างเองด้วย Tailwind</text:p>
          </table:table-cell>
        </table:table-row>
        <table:table-row>
          <table:table-cell table:style-name="Table1.A1" office:value-type="string">
            <text:p text:style-name="P10">อยากได้พร้อม Auth/Layout/Sidenav (เร็วๆ)</text:p>
          </table:table-cell>
          <table:table-cell table:style-name="Table1.A1" office:value-type="string">
            <text:p text:style-name="P10">✅ Nebular หรือ ngx-admin fork</text:p>
          </table:table-cell>
        </table:table-row>
      </table:table>
      <text:p text:style-name="P2"/>
      <text:h text:style-name="P11" text:outline-level="3">🧪 ถ้าให้แนะนำจากประสบการณ์:</text:h>
      <text:p text:style-name="P12"><text:span text:style-name="Strong_20_Emphasis">PrimeNG</text:span> = เหมาะกับ dashboard ที่ต้อง “เร็วและสวย”</text:p>
      <text:p text:style-name="P12"><text:span text:style-name="Strong_20_Emphasis">Angular Material</text:span> = เหมาะกับทีม Angular ที่อยากมั่นคง ยาวๆ</text:p>
      <text:p text:style-name="P12"><text:span text:style-name="Strong_20_Emphasis">NG-ZORRO</text:span> = เหมาะกับคนที่ชอบจีนๆ หรือ ant-design feel</text:p>
      <text:p text:style-name="P2"/>
      <text:p text:style-name="P1">ถ้าอยากได้ตัวอย่างโครงสร้างพร้อม <text:span text:style-name="Source_20_Text">Angular Material</text:span> หรือ <text:span text:style-name="Source_20_Text">PrimeNG</text:span> dashboard template บอกได้เลย เดี๋ยวจัดให้ ✅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9T00:48:59.792750200</meta:creation-date>
    <dc:date>2025-06-19T00:49:00.502252600</dc:date>
    <meta:editing-duration>P0D</meta:editing-duration>
    <meta:editing-cycles>1</meta:editing-cycles>
    <meta:document-statistic meta:table-count="1" meta:image-count="0" meta:object-count="0" meta:page-count="2" meta:paragraph-count="51" meta:word-count="832" meta:character-count="1700" meta:non-whitespace-character-count="1529"/>
    <meta:generator>LibreOffice/25.2.4.3$Windows_X86_64 LibreOffice_project/33e196637044ead23f5c3226cde09b47731f7e27</meta:generator>
  </office:meta>
</office:document-meta>
</file>